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624cm" fo:min-width="1.07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senzing/ibm-</text:span><text:span text:style-name="T1">db2expres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ibmcom/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9.669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3" draw:text-style-name="P11" draw:layer="layout" svg:width="1.578cm" svg:height="1.397cm" svg:x="4.783cm" svg:y="19.669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08cm" svg:height="2.54cm" svg:x="1.635cm" svg:y="9.712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795cm" svg:x2="5.445cm" svg:y2="15.605cm">
          <text:p/>
        </draw:line>
        <draw:custom-shape draw:style-name="gr14" draw:text-style-name="P9" draw:layer="layout" svg:width="4.445cm" svg:height="0.762cm" svg:x="1.862cm" svg:y="11.1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7.342cm" svg:x2="5.445cm" svg:y2="11.16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7:55:42.490782206</dc:date>
    <meta:editing-duration>PT2H6M21S</meta:editing-duration>
    <meta:editing-cycles>35</meta:editing-cycles>
    <meta:generator>LibreOffice/6.0.7.3$Linux_X86_64 LibreOffice_project/00m0$Build-3</meta:generator>
    <meta:document-statistic meta:object-count="31"/>
  </office:meta>
</office:document-meta>
</file>